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57cm" fo:min-width="5.228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0" style:family="graphic" style:parent-style-name="standard">
      <style:graphic-properties draw:stroke="none" svg:stroke-color="#000000" draw:fill="none" draw:fill-color="#ffffff" fo:min-height="4.75cm"/>
    </style:style>
    <style:style style:name="gr11" style:family="graphic" style:parent-style-name="standard">
      <style:graphic-properties draw:stroke="none" draw:fill="none" fo:min-height="2.051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522cm" fo:min-width="4.029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18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2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23" style:family="graphic" style:parent-style-name="objectwithoutfill">
      <style:graphic-properties draw:marker-start="Line_20_Arrow_20_3" draw:marker-end-width="0.3cm" draw:fill="none" draw:textarea-vertical-align="middle"/>
    </style:style>
    <style:style style:name="gr24" style:family="graphic" style:parent-style-name="无填充且无边框的对象">
      <style:graphic-properties svg:stroke-width="0.5cm" draw:marker-start-width="0.95cm" draw:marker-end-width="0.95cm" draw:textarea-vertical-align="middle" draw:ole-draw-aspect="1" style:protect="size"/>
    </style:style>
    <style:style style:name="gr25" style:family="graphic" style:parent-style-name="无填充且无边框的对象">
      <style:graphic-properties draw:textarea-vertical-align="middle" draw:ole-draw-aspect="1" style:protect="size"/>
    </style:style>
    <style:style style:name="gr26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fo:font-size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26pt" style:font-size-asian="24pt" style:font-size-complex="24pt"/>
    </style:style>
    <style:style style:name="P7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10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12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font-size-asian="24pt" style:font-size-complex="24pt"/>
    </style:style>
    <style:style style:name="T5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10.57cm" svg:height="5.2cm" svg:x="7.33cm" svg:y="4.2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1cm" svg:height="5.4cm" svg:x="0.4cm" svg:y="9.9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9.27cm" svg:height="6.567cm" svg:x="7.53cm" svg:y="15.23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1"><text:span text:style-name="T2"><text:s text:c="29"/></text:span></text:p>
        </draw:connector>
        <draw:connector draw:style-name="gr4" draw:text-style-name="P4" draw:layer="layout" draw:type="curve" svg:x1="4.45cm" svg:y1="15.3cm" svg:x2="7.53cm" svg:y2="18.516cm" draw:start-shape="id3" draw:start-glue-point="8" draw:end-shape="id1" draw:end-glue-point="6" svg:d="M4450 15300c0 2144 1026 3216 3080 3216" svg:viewBox="0 0 3081 3217">
          <text:p text:style-name="P1"><text:span text:style-name="T2"><text:s text:c="6"/></text:span></text:p>
        </draw:connector>
        <draw:connector draw:style-name="gr5" draw:text-style-name="P4" draw:layer="layout" draw:type="curve" svg:x1="7.33cm" svg:y1="6.8cm" svg:x2="4.45cm" svg:y2="9.9cm" draw:start-shape="id2" draw:start-glue-point="6" draw:end-shape="id3" draw:end-glue-point="4" svg:d="M7330 6800c-1920 0-2880 1033-2880 3100" svg:viewBox="0 0 2881 3101">
          <text:p/>
        </draw:connector>
        <draw:custom-shape draw:style-name="gr6" draw:text-style-name="P2" xml:id="id8" draw:id="id8" draw:layer="layout" svg:width="10.07cm" svg:height="4.6cm" svg:x="26.409cm" svg:y="2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9.5cm" svg:height="6.4cm" svg:x="31.979cm" svg:y="21.2cm">
          <text:p text:style-name="P1"><text:span text:style-name="T2">S4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8.27cm" svg:height="6.8cm" svg:x="43.179cm" svg:y="17.4cm">
          <text:p text:style-name="P1"><text:span text:style-name="T2">S5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51.449cm" svg:y1="20.8cm" svg:x2="51.805cm" svg:y2="13.334cm" draw:start-shape="id4" draw:start-glue-point="10" draw:end-shape="id5" draw:end-glue-point="9" svg:d="M51449 20800c753 0 627-2475 528-3398s-172-293-172-4068" svg:viewBox="0 0 604 7467">
          <text:p text:style-name="P1"><text:span text:style-name="T2"><text:s text:c="29"/></text:span></text:p>
        </draw:connector>
        <draw:connector draw:style-name="gr4" draw:text-style-name="P4" draw:layer="layout" draw:type="curve" svg:x1="40.088cm" svg:y1="26.663cm" svg:x2="47.314cm" svg:y2="24.2cm" draw:start-shape="id6" draw:start-glue-point="9" draw:end-shape="id4" svg:d="M40088 26663c0 2158 7226 3390 7226-2463" svg:viewBox="0 0 7227 4255">
          <text:p text:style-name="P1"><text:span text:style-name="T2"><text:s text:c="6"/></text:span></text:p>
        </draw:connector>
        <draw:connector draw:style-name="gr5" draw:text-style-name="P4" draw:layer="layout" draw:type="curve" draw:line-skew="-1.312cm" svg:x1="28.129cm" svg:y1="23.5cm" svg:x2="33.37cm" svg:y2="26.663cm" draw:start-shape="id7" draw:start-glue-point="8" draw:end-shape="id6" draw:end-glue-point="7" svg:d="M28129 23500c0 4935 5241 3353 5241 3163" svg:viewBox="0 0 5242 3555">
          <text:p/>
        </draw:connector>
        <draw:custom-shape draw:style-name="gr9" draw:text-style-name="P3" xml:id="id5" draw:id="id5" draw:layer="layout" svg:width="12.8cm" svg:height="6.6cm" svg:x="40.879cm" svg:y="7.7cm">
          <text:p text:style-name="P1"><text:span text:style-name="T2">S6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7.279cm" svg:y1="7.7cm" svg:x2="36.479cm" svg:y2="5cm" draw:start-shape="id5" draw:start-glue-point="4" draw:end-shape="id8" draw:end-glue-point="10" svg:d="M47279 7700c0-1800-3600-2700-10800-2700" svg:viewBox="0 0 10801 2701">
          <text:p/>
        </draw:connector>
        <draw:frame draw:style-name="gr10" draw:text-style-name="P5" draw:layer="layout" svg:width="22.1cm" svg:height="5cm" svg:x="4.9cm" svg:y="24.1cm">
          <draw:text-box>
            <text:p><text:span text:style-name="T3">(1) The flow chart of the firmware</text:span></text:p>
            <text:p><text:span text:style-name="T3">for the B2B target SCU <text:s text:c="7"/></text:span></text:p>
          </draw:text-box>
        </draw:frame>
        <draw:frame draw:style-name="gr11" draw:text-style-name="P6" draw:layer="layout" svg:width="16.572cm" svg:height="3.326cm" svg:x="31.679cm" svg:y="28.774cm">
          <draw:text-box>
            <text:p><text:span text:style-name="T4">(2) The flow chart of the </text:span></text:p>
            <text:p><text:span text:style-name="T4">firmware for the source trigger SCU <text:s text:c="8"/></text:span></text:p>
          </draw:text-box>
        </draw:frame>
        <draw:custom-shape draw:style-name="gr12" draw:text-style-name="P3" xml:id="id9" draw:id="id9" draw:layer="layout" svg:width="13.4cm" svg:height="6.1cm" svg:x="22.879cm" svg:y="10.6cm">
          <text:p text:style-name="P1"><text:span text:style-name="T2">S2. Wait</text:span></text:p>
          <text:p text:style-name="P1"><text:span text:style-name="T2"><text:s/></text:span><text:span text:style-name="T2">for </text:span></text:p>
          <text:p text:style-name="P1"><text:span text:style-name="T2">TGM_PHASE_CORRECTION</text:span></text:p>
          <text:p text:style-name="P1"><text:span text:style-name="T2"><text:s/></text:span><text:span text:style-name="T2">from 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7.3cm" svg:height="5.1cm" svg:x="24.479cm" svg:y="18.4cm">
          <text:p text:style-name="P1"><text:span text:style-name="T2">S3. Phase </text:span></text:p>
          <text:p text:style-name="P1"><text:span text:style-name="T2">correction </text:span></text:p>
          <text:p text:style-name="P1"><text:span text:style-name="T2">for 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6.409cm" svg:y1="5cm" svg:x2="24.841cm" svg:y2="11.493cm" draw:start-shape="id8" draw:start-glue-point="6" draw:end-shape="id9" draw:end-glue-point="5" svg:d="M26409 5000c-1046 0-1568 2164-1568 6493" svg:viewBox="0 0 1569 6494">
          <text:p/>
        </draw:connector>
        <draw:connector draw:style-name="gr5" draw:text-style-name="P4" draw:layer="layout" draw:type="curve" svg:x1="22.879cm" svg:y1="13.65cm" svg:x2="24.479cm" svg:y2="20.95cm" draw:start-shape="id9" draw:start-glue-point="6" draw:end-shape="id7" draw:end-glue-point="6" svg:d="M22879 13650c-751 0-1551 7300 1600 7300" svg:viewBox="0 0 2280 7301">
          <text:p/>
        </draw:connector>
      </draw:page>
      <draw:page draw:name="page2" draw:style-name="dp1" draw:master-page-name="默认">
        <draw:custom-shape draw:style-name="gr14" draw:text-style-name="P2" xml:id="id15" draw:id="id15" draw:layer="layout" svg:width="8.776cm" svg:height="5.325cm" svg:x="5.803cm" svg:y="3.8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6.403cm" svg:height="5.332cm" svg:x="1cm" svg:y="12.068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3" draw:id="id13" draw:layer="layout" svg:width="9.497cm" svg:height="5.799cm" svg:x="2.203cm" svg:y="21.101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2" draw:id="id12" draw:layer="layout" svg:width="9.406cm" svg:height="7.2cm" svg:x="16.3cm" svg:y="23.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10" draw:id="id10" draw:layer="layout" svg:width="12.5cm" svg:height="7.075cm" svg:x="28.7cm" svg:y="22.625cm">
          <text:p text:style-name="P8">S5. Send </text:p>
          <text:p text:style-name="P8">TGM_SYNCH_WIN</text:p>
          <text:p text:style-name="P8">TGM_PHASE_CORRECTION</text:p>
          <text:p text:style-name="P8">to WR </text:p>
          <text:p text:style-name="P8">network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1" draw:id="id11" draw:layer="layout" svg:width="8.5cm" svg:height="6.368cm" svg:x="41.279cm" svg:y="19.025cm">
          <text:p text:style-name="P1"><text:span text:style-name="T1">S6. Give </text:span></text:p>
          <text:p text:style-name="P1"><text:span text:style-name="T1">phase shift/jump </text:span></text:p>
          <text:p text:style-name="P1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6" draw:id="id16" draw:layer="layout" svg:width="12.4cm" svg:height="8cm" svg:x="42.1cm" svg:y="4.8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17" draw:id="id17" draw:layer="layout" svg:width="9.176cm" svg:height="5.576cm" svg:x="26.3cm" svg:y="1.6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8" draw:id="id18" draw:layer="layout" svg:width="9.521cm" svg:height="4.775cm" svg:x="18.879cm" svg:y="7.125cm">
          <text:p text:style-name="P1"><text:span text:style-name="T5">Send </text:span></text:p>
          <text:p text:style-name="P1"><text:span text:style-name="T5">TGM_B2B_ERROR</text:span></text:p>
          <text:p text:style-name="P1"><text:span text:style-name="T5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11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11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1"><text:span text:style-name="T1"><text:s text:c="2"/></text:span><text:span text:style-name="T1">OK <text:s text:c="15"/></text:span></text:p>
        </draw:connector>
        <draw:connector draw:style-name="gr4" draw:text-style-name="P11" draw:layer="layout" draw:type="curve" svg:x1="1cm" svg:y1="14.734cm" svg:x2="2.203cm" svg:y2="24.001cm" draw:start-shape="id14" draw:start-glue-point="6" draw:end-shape="id13" draw:end-glue-point="6" svg:d="M1000 14734c-753 0-1354 9267 1203 9267" svg:viewBox="0 0 1854 9268">
          <text:p text:style-name="P1"><text:span text:style-name="T1"><text:s text:c="9"/></text:span><text:span text:style-name="T1">OK <text:s text:c="4"/></text:span></text:p>
        </draw:connector>
        <draw:connector draw:style-name="gr4" draw:text-style-name="P11" draw:layer="layout" draw:type="curve" svg:x1="5.803cm" svg:y1="6.463cm" svg:x2="1.937cm" svg:y2="12.848cm" draw:start-shape="id15" draw:start-glue-point="6" draw:end-shape="id14" draw:end-glue-point="5" svg:d="M5803 6463c-2578 0-3866 2128-3866 6385" svg:viewBox="0 0 3867 6386">
          <text:p text:style-name="P1"><text:span text:style-name="T1"><text:s text:c="5"/></text:span></text:p>
        </draw:connector>
        <draw:connector draw:style-name="gr5" draw:text-style-name="P11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4" draw:text-style-name="P11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1"><text:span text:style-name="T1"><text:s text:c="7"/></text:span><text:span text:style-name="T1">OK</text:span></text:p>
        </draw:connector>
        <draw:line draw:style-name="gr4" draw:text-style-name="P11" draw:layer="layout" svg:x1="6.8cm" svg:y1="13.2cm" svg:x2="18.8cm" svg:y2="10cm">
          <text:p text:style-name="P1"><text:span text:style-name="T1"/></text:p>
          <text:p text:style-name="P1"><text:span text:style-name="T1"/></text:p>
        </draw:line>
        <draw:line draw:style-name="gr4" draw:text-style-name="P11" draw:layer="layout" svg:x1="23.7cm" svg:y1="24cm" svg:x2="24.8cm" svg:y2="11.8cm">
          <text:p text:style-name="P1"><text:span text:style-name="T1"/></text:p>
          <text:p text:style-name="P1"><text:span text:style-name="T1">Synchronization window comes </text:span></text:p>
          <text:p text:style-name="P1"><text:span text:style-name="T1">within the forbidden range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4" draw:text-style-name="P11" draw:layer="layout" svg:x1="8.3cm" svg:y1="21cm" svg:x2="19.7cm" svg:y2="11cm">
          <text:p text:style-name="P1"><text:span text:style-name="T1">Waiting time &gt; Timeout interval</text:span></text:p>
          <text:p text:style-name="P1"><text:span text:style-name="T1"/></text:p>
        </draw:line>
        <draw:line draw:style-name="gr23" draw:text-style-name="P11" draw:layer="layout" svg:x1="27.7cm" svg:y1="10.8cm" svg:x2="42.7cm" svg:y2="10.7cm">
          <text:p text:style-name="P1"><text:span text:style-name="T1">Waiting time &gt; Timeout interval</text:span></text:p>
          <text:p text:style-name="P1"><text:span text:style-name="T1"/></text:p>
        </draw:line>
        <draw:frame draw:style-name="gr24" draw:text-style-name="P12" draw:layer="layout" svg:width="8.01cm" svg:height="1.344cm" draw:transform="skewX (-0.000698131700797678) rotate (0.348716784548467) translate (7.503cm 11.539cm)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text-style-name="P12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6" draw:text-style-name="P12" draw:layer="layout" svg:width="14.802cm" svg:height="1.315cm" draw:transform="skewX (-0.000698131700797738) rotate (1.48352986419518) translate (25.3cm 26.086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6" draw:text-style-name="P12" draw:layer="layout" svg:width="12.859cm" svg:height="1.385cm" draw:transform="skewX (-0.000698131700797724) rotate (1.48352986419518) translate (23.999cm 24.7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5" draw:text-style-name="P11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5" draw:text-style-name="P11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08-17T22:43:04.063000000</dc:date>
    <meta:editing-duration>PT15H32M49S</meta:editing-duration>
    <meta:editing-cycles>21</meta:editing-cycles>
    <meta:generator>LibreOffice/4.4.4.3$Windows_x86 LibreOffice_project/2c39ebcf046445232b798108aa8a7e7d89552ea8</meta:generator>
    <meta:document-statistic meta:object-count="46"/>
  </office:meta>
</office:document-meta>
</file>

<file path=Object 5/content.xml><?xml version="1.0" encoding="utf-8"?>
<math xmlns="http://www.w3.org/1998/Math/MathML" display="block">
  <semantics>
    <mrow>
      <mi mathvariant="italic">Phase</mi>
      <mo stretchy="false">∉</mo>
      <mrow>
        <mo fence="true" stretchy="false">[</mo>
        <mrow>
          <mrow>
            <msup>
              <mn>0</mn>
              <mi>o</mi>
            </msup>
            <mi>,</mi>
            <msup>
              <mn>360</mn>
              <mi>o</mi>
            </msup>
          </mrow>
        </mrow>
        <mo fence="true" stretchy="false">]</mo>
      </mrow>
    </mrow>
    <annotation encoding="StarMath 5.0">Phase notin [ 0^{o},360^{o} ] 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 mathvariant="italic">Phase</mi>
      <mrow>
        <mrow>
          <mi mathvariant="italic">shift</mi>
          <mo stretchy="false">/</mo>
          <mi mathvariant="italic">jump</mi>
        </mrow>
        <mo stretchy="false">∉</mo>
        <mrow>
          <mo fence="true" stretchy="false">[</mo>
          <mrow>
            <mrow>
              <mrow>
                <mo stretchy="false">−</mo>
                <msup>
                  <mn>180</mn>
                  <mi>o</mi>
                </msup>
              </mrow>
              <mrow>
                <mi>,</mi>
                <mo stretchy="false">+</mo>
                <msup>
                  <mn>180</mn>
                  <mi>o</mi>
                </msup>
              </mrow>
            </mrow>
          </mrow>
          <mo fence="true" stretchy="false">]</mo>
        </mrow>
      </mrow>
    </mrow>
    <annotation encoding="StarMath 5.0">Phase shift/jump notin [ -180^{o},+180^{o}] </annotation>
  </semantics>
</math>
</file>

<file path=Object 8/content.xml><?xml version="1.0" encoding="utf-8"?>
<math xmlns="http://www.w3.org/1998/Math/MathML" display="block">
  <semantics>
    <mrow>
      <mi mathvariant="italic">Phase</mi>
      <mrow>
        <mi mathvariant="italic">correction</mi>
        <mo stretchy="false">∉</mo>
        <mrow>
          <mo fence="true" stretchy="false">[</mo>
          <mrow>
            <mrow>
              <msup>
                <mn>0</mn>
                <mi>o</mi>
              </msup>
              <mi>,</mi>
              <msup>
                <mn>360</mn>
                <mi>o</mi>
              </msup>
            </mrow>
          </mrow>
          <mo fence="true" stretchy="false">]</mo>
        </mrow>
      </mrow>
    </mrow>
    <annotation encoding="StarMath 5.0">Phase correction notin [0^{o},360^{o}] </annotation>
  </semantics>
</math>
</file>